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4.3236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1.6508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u-splitter-digike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Boards: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tNo</text:p>
          </table:table-cell>
          <table:table-cell office:value-type="string" calcext:value-type="string">
            <text:p>MfgNo</text:p>
          </table:table-cell>
          <table:table-cell office:value-type="string" calcext:value-type="string">
            <text:p>OrderQ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office:value-type="string" calcext:value-type="string">
            <text:p>1276-1096-1-ND</text:p>
          </table:table-cell>
          <table:table-cell office:value-type="string" calcext:value-type="string">
            <text:p>CL21A106KOQNNNE</text:p>
          </table:table-cell>
          <table:table-cell table:formula="of:=[.C4]*[.C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office:value-type="string" calcext:value-type="string">
            <text:p>1276-6526-1-ND</text:p>
          </table:table-cell>
          <table:table-cell office:value-type="string" calcext:value-type="string">
            <text:p>CL21A226KOQNNNE</text:p>
          </table:table-cell>
          <table:table-cell table:formula="of:=[.C5]*[.C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/>
          <table:table-cell office:value-type="string" calcext:value-type="string">
            <text:p>350-5973006607FCT-ND</text:p>
          </table:table-cell>
          <table:table-cell office:value-type="string" calcext:value-type="string">
            <text:p>5973006607F</text:p>
          </table:table-cell>
          <table:table-cell table:formula="of:=[.C6]*[.C$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, J2, J3, J4, J5, J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P4C</text:p>
          </table:table-cell>
          <table:table-cell office:value-type="string" calcext:value-type="string">
            <text:p>my_RJ:A-2004-3-4-LP</text:p>
          </table:table-cell>
          <table:table-cell/>
          <table:table-cell office:value-type="string" calcext:value-type="string">
            <text:p>AE10381-ND</text:p>
          </table:table-cell>
          <table:table-cell office:value-type="string" calcext:value-type="string">
            <text:p>A-2004-3-4-LP-N-R</text:p>
          </table:table-cell>
          <table:table-cell table:formula="of:=[.C7]*[.C$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F-113-01-L-D-SM</text:p>
          </table:table-cell>
          <table:table-cell office:value-type="string" calcext:value-type="string">
            <text:p>models:SAMTEC_SHF-113-01-L-D-RA</text:p>
          </table:table-cell>
          <table:table-cell/>
          <table:table-cell office:value-type="string" calcext:value-type="string">
            <text:p>SAM10712-ND</text:p>
          </table:table-cell>
          <table:table-cell office:value-type="string" calcext:value-type="string">
            <text:p>SHF-113-01-L-D-SM</text:p>
          </table:table-cell>
          <table:table-cell table:formula="of:=[.C8]*[.C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1.27mm:PinHeader_1x04_P1.27mm_Vertical</text:p>
          </table:table-cell>
          <table:table-cell/>
          <table:table-cell office:value-type="string" calcext:value-type="string">
            <text:p>SAM10242-ND</text:p>
          </table:table-cell>
          <table:table-cell office:value-type="string" calcext:value-type="string">
            <text:p>TMS-104-01-G-S</text:p>
          </table:table-cell>
          <table:table-cell table:formula="of:=[.C9]*[.C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PinHeader_2.54mm:PinHeader_1x05_P2.54mm_Vertical</text:p>
          </table:table-cell>
          <table:table-cell/>
          <table:table-cell office:value-type="string" calcext:value-type="string">
            <text:p>609-3462-ND</text:p>
          </table:table-cell>
          <table:table-cell office:value-type="string" calcext:value-type="string">
            <text:p>68000-105HLF</text:p>
          </table:table-cell>
          <table:table-cell table:formula="of:=[.C10]*[.C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805_2012Metric_Pad1.20x1.40mm_HandSolder</text:p>
          </table:table-cell>
          <table:table-cell/>
          <table:table-cell office:value-type="string" calcext:value-type="string">
            <text:p>311-1.50KCRCT-ND</text:p>
          </table:table-cell>
          <table:table-cell office:value-type="string" calcext:value-type="string">
            <text:p>RC0805FR-071K5L</text:p>
          </table:table-cell>
          <table:table-cell table:formula="of:=[.C11]*[.C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apacitor_SMD:C_0805_2012Metric_Pad1.18x1.45mm_HandSolder</text:p>
          </table:table-cell>
          <table:table-cell/>
          <table:table-cell office:value-type="string" calcext:value-type="string">
            <text:p>311-510CRCT-ND</text:p>
          </table:table-cell>
          <table:table-cell office:value-type="string" calcext:value-type="string">
            <text:p>RC0805FR-07510RL</text:p>
          </table:table-cell>
          <table:table-cell table:formula="of:=[.C12]*[.C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/>
          <table:table-cell office:value-type="string" calcext:value-type="string">
            <text:p>31-AZ1117CH2-3.3TRG1CT-ND</text:p>
          </table:table-cell>
          <table:table-cell office:value-type="string" calcext:value-type="string">
            <text:p>AZ1117CH2-3.3TRG1</text:p>
          </table:table-cell>
          <table:table-cell table:formula="of:=[.C13]*[.C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J-J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E10381-ND</text:p>
          </table:table-cell>
          <table:table-cell office:value-type="string" calcext:value-type="string">
            <text:p>A-2004-3-4-LP-N-R</text:p>
          </table:table-cell>
          <table:table-cell table:formula="of:=[.C14]*[.C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J-J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AM10717-ND</text:p>
          </table:table-cell>
          <table:table-cell office:value-type="string" calcext:value-type="string">
            <text:p>SLM-104-01-G-S</text:p>
          </table:table-cell>
          <table:table-cell table:formula="of:=[.C15]*[.C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P-J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057-PH2-06-UA-ND</text:p>
          </table:table-cell>
          <table:table-cell office:value-type="string" calcext:value-type="string">
            <text:p>PH2-06-UA</text:p>
          </table:table-cell>
          <table:table-cell table:formula="of:=[.C16]*[.C$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P-J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073-BC020-06-A-0200-0300-L-D-ND</text:p>
          </table:table-cell>
          <table:table-cell office:value-type="string" calcext:value-type="string">
            <text:p>BC020-06-A-0200-0300-L-D</text:p>
          </table:table-cell>
          <table:table-cell table:formula="of:=[.C17]*[.C$1]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formula="of:=[.C18]*[.C$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C19]*[.C$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5T11:36:18.561130671</dc:date>
    <meta:editing-duration>PT9M4S</meta:editing-duration>
    <meta:editing-cycles>2</meta:editing-cycles>
    <meta:generator>LibreOffice/7.3.7.2$Linux_X86_64 LibreOffice_project/30$Build-2</meta:generator>
    <meta:document-statistic meta:table-count="1" meta:cell-count="117" meta:object-count="0"/>
  </office:meta>
</office:document-meta>
</file>